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 before the list.</text:p>
      <text:list text:style-name="L1">
        <text:list-item>
          <text:p text:style-name="P1">List item 1</text:p>
        </text:list-item>
        <text:list-item>
          <text:p text:style-name="P1">List item 2</text:p>
          <text:list>
            <text:list-item>
              <text:p text:style-name="P1">List item 2.1</text:p>
            </text:list-item>
            <text:list-item>
              <text:p text:style-name="P1">List item 2.2</text:p>
              <text:list>
                <text:list-item>
                  <text:p text:style-name="P1">List item 2.2.1</text:p>
                </text:list-item>
                <text:list-item>
                  <text:p text:style-name="P1">List item 2.2.2</text:p>
                </text:list-item>
              </text:list>
            </text:list-item>
            <text:list-item>
              <text:p text:style-name="P1">List item 2.3</text:p>
              <text:list>
                <text:list-item>
                  <text:p text:style-name="P1">List item 2.3.1</text:p>
                </text:list-item>
                <text:list-item>
                  <text:p text:style-name="P1">List item 2.3.2</text:p>
                </text:list-item>
              </text:list>
            </text:list-item>
            <text:list-item>
              <text:p text:style-name="P1">List item 2.4</text:p>
            </text:list-item>
          </text:list>
        </text:list-item>
        <text:list-item>
          <text:p text:style-name="P1">List item 3</text:p>
        </text:list-item>
        <text:list-item>
          <text:p text:style-name="P1">List item 4</text:p>
        </text:list-item>
      </text:list>
      <text:p text:style-name="Standard">Some text after the li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Bernhard Haumacher</meta:initial-creator>
    <meta:creation-date>2007-05-17T20:11:21</meta:creation-date>
    <dc:creator>Bernhard Haumacher</dc:creator>
    <dc:date>2007-05-17T23:29:17</dc:date>
    <dc:language>de-DE</dc:language>
    <meta:editing-cycles>4</meta:editing-cycles>
    <meta:editing-duration>PT12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46" meta:character-count="207"/>
  </office:meta>
</office:document-meta>
</file>